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paragraph-properties fo:margin-left="0cm" fo:margin-right="0cm" fo:text-indent="0cm" style:auto-text-indent="false"/>
    </style:style>
    <style:style style:name="P2" style:family="paragraph" style:parent-style-name="Heading_20_4">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style>
    <style:style style:name="P4" style:family="paragraph" style:parent-style-name="Text_20_body">
      <style:paragraph-properties fo:margin-left="0cm" fo:margin-right="0cm" fo:text-indent="0cm" style:auto-text-indent="false"/>
    </style:style>
    <style:style style:name="P5" style:family="paragraph" style:parent-style-name="Preformatted_20_Text">
      <style:paragraph-properties fo:margin-top="0cm" fo:margin-bottom="0.499cm" style:contextual-spacing="false"/>
    </style:style>
    <style:style style:name="P6" style:family="paragraph" style:parent-style-name="Heading_20_4">
      <style:paragraph-properties fo:break-before="page"/>
    </style:style>
    <style:style style:name="P7" style:family="paragraph" style:parent-style-name="Standard">
      <style:paragraph-properties fo:margin-left="0cm" fo:margin-right="0cm" fo:text-indent="0cm" style:auto-text-indent="false"/>
      <style:text-properties style:font-name="Consolas" fo:background-color="#191830"/>
    </style:style>
    <style:style style:name="P8" style:family="paragraph" style:parent-style-name="Standard">
      <style:paragraph-properties fo:margin-left="0cm" fo:margin-right="0cm" fo:text-indent="0cm" style:auto-text-indent="false"/>
      <style:text-properties style:font-name="Consolas"/>
    </style:style>
    <style:style style:name="P9" style:family="paragraph" style:parent-style-name="Text_20_body" style:list-style-name="L1"/>
    <style:style style:name="P10" style:family="paragraph" style:parent-style-name="Text_20_body" style:list-style-name="L1">
      <style:paragraph-properties fo:margin-top="0cm" fo:margin-bottom="0cm" style:contextual-spacing="false"/>
    </style:style>
    <style:style style:name="P11" style:family="paragraph" style:parent-style-name="Text_20_body" style:list-style-name="L2"/>
    <style:style style:name="P12" style:family="paragraph" style:parent-style-name="Text_20_body" style:list-style-name="L2">
      <style:paragraph-properties fo:margin-left="0cm" fo:margin-right="0cm" fo:margin-top="0cm" fo:margin-bottom="0cm" style:contextual-spacing="false" fo:text-indent="0cm" style:auto-text-indent="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2">
      <style:text-properties officeooo:paragraph-rsid="000db2e7"/>
    </style:style>
    <style:style style:name="P15" style:family="paragraph" style:parent-style-name="Text_20_body" style:list-style-name="L3">
      <style:paragraph-properties fo:margin-left="0cm" fo:margin-right="0cm" fo:text-indent="0cm" style:auto-text-indent="false"/>
    </style:style>
    <style:style style:name="P16" style:family="paragraph" style:parent-style-name="Text_20_body" style:list-style-name="L2">
      <style:paragraph-properties fo:margin-top="0cm" fo:margin-bottom="0cm" style:contextual-spacing="false"/>
      <style:text-properties officeooo:rsid="000cd0e2" officeooo:paragraph-rsid="000cd0e2"/>
    </style:style>
    <style:style style:name="P17" style:family="paragraph" style:parent-style-name="Text_20_body" style:list-style-name="L2">
      <style:paragraph-properties fo:margin-top="0cm" fo:margin-bottom="0cm" style:contextual-spacing="false"/>
      <style:text-properties fo:font-weight="bold" style:font-weight-asian="bold" style:font-weight-complex="bold"/>
    </style:style>
    <style:style style:name="P18" style:family="paragraph" style:parent-style-name="Text_20_body" style:list-style-name="L2">
      <style:paragraph-properties fo:margin-top="0cm" fo:margin-bottom="0cm" style:contextual-spacing="false"/>
      <style:text-properties fo:font-weight="normal" officeooo:rsid="000cd0e2" officeooo:paragraph-rsid="000cd0e2" style:font-weight-asian="normal" style:font-weight-complex="normal"/>
    </style:style>
    <style:style style:name="P19" style:family="paragraph" style:parent-style-name="Text_20_body" style:list-style-name="L2">
      <style:paragraph-properties fo:margin-top="0cm" fo:margin-bottom="0cm" style:contextual-spacing="false"/>
      <style:text-properties fo:font-weight="normal" officeooo:rsid="000ce856" officeooo:paragraph-rsid="000ce856" style:font-weight-asian="normal" style:font-weight-complex="normal"/>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officeooo:rsid="000ce856"/>
    </style:style>
    <style:style style:name="T4" style:family="text">
      <style:text-properties fo:color="#ff9d00" loext:opacity="100%"/>
    </style:style>
    <style:style style:name="T5" style:family="text">
      <style:text-properties fo:color="#ff9d00" loext:opacity="100%" fo:background-color="#191830" loext:char-shading-value="0"/>
    </style:style>
    <style:style style:name="T6" style:family="text">
      <style:text-properties fo:color="#9effff" loext:opacity="100%"/>
    </style:style>
    <style:style style:name="T7" style:family="text">
      <style:text-properties fo:color="#9effff" loext:opacity="100%" fo:background-color="#191830" loext:char-shading-value="0"/>
    </style:style>
    <style:style style:name="T8" style:family="text">
      <style:text-properties fo:color="#fad000" loext:opacity="100%"/>
    </style:style>
    <style:style style:name="T9" style:family="text">
      <style:text-properties fo:color="#fad000" loext:opacity="100%" fo:background-color="#191830" loext:char-shading-value="0"/>
    </style:style>
    <style:style style:name="T10" style:family="text">
      <style:text-properties fo:color="#e1efff" loext:opacity="100%"/>
    </style:style>
    <style:style style:name="T11" style:family="text">
      <style:text-properties fo:color="#e1efff" loext:opacity="100%" fo:background-color="#191830" loext:char-shading-value="0"/>
    </style:style>
    <style:style style:name="T12" style:family="text">
      <style:text-properties fo:color="#ffee80" loext:opacity="100%"/>
    </style:style>
    <style:style style:name="T13" style:family="text">
      <style:text-properties fo:color="#ffffff" loext:opacity="100%"/>
    </style:style>
    <style:style style:name="T14" style:family="text">
      <style:text-properties fo:color="#ffffff" loext:opacity="100%" fo:background-color="#191830" loext:char-shading-value="0"/>
    </style:style>
    <style:style style:name="T15" style:family="text">
      <style:text-properties fo:color="#fb94ff" loext:opacity="100%"/>
    </style:style>
    <style:style style:name="T16" style:family="text">
      <style:text-properties fo:color="#fb94ff" loext:opacity="100%" fo:background-color="#191830" loext:char-shading-value="0"/>
    </style:style>
    <style:style style:name="T17" style:family="text">
      <style:text-properties fo:color="#a5ff90" loext:opacity="100%"/>
    </style:style>
    <style:style style:name="T18" style:family="text">
      <style:text-properties fo:color="#a5ff90" loext:opacity="100%" fo:background-color="#191830" loext:char-shading-value="0"/>
    </style:style>
    <style:style style:name="T19" style:family="text">
      <style:text-properties fo:color="#ff628c" loext:opacity="100%"/>
    </style:style>
    <style:style style:name="T20" style:family="text">
      <style:text-properties fo:color="#ff628c" loext:opacity="100%" fo:background-color="#191830" loext:char-shading-value="0"/>
    </style:style>
    <style:style style:name="T21" style:family="text">
      <style:text-properties fo:color="#92fc79" loext:opacity="100%"/>
    </style:style>
    <style:style style:name="T22" style:family="text">
      <style:text-properties fo:color="#92fc79" loext:opacity="100%" fo:background-color="#191830" loext:char-shading-value="0"/>
    </style:style>
    <style:style style:name="T23" style:family="text">
      <style:text-properties fo:font-weight="normal" officeooo:rsid="000db2e7" style:font-weight-asian="normal" style:font-weight-complex="normal"/>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Python 09: Everything is an Object.</text:h>
      <text:p text:style-name="P4"><text:bookmark text:name="user-content-python-09-everything-is-an-object"/><text:span text:style-name="Strong_20_Emphasis">Introduction</text:span>: This document presents learning steps for Python 09. In Python 09, you will get introduced with classes and objects in Python. This will be the first step in Object Oriented Programming in Python.</text:p>
      <text:p text:style-name="Text_20_body"><text:span text:style-name="Strong_20_Emphasis">Note</text:span>: In this phase, it is expected the learner can divide the program into smaller learning steps. The goal and direction of the topics will be provided. The learning must take smaller steps towards the goals such that can implement solutions to the given problems and product(s).</text:p>
      <text:h text:style-name="Heading_20_2" text:outline-level="2">Materials:</text:h>
      <text:p text:style-name="P4"><text:bookmark text:name="user-content-materials"/>The activities are designed based on these following references:</text:p>
      <text:list text:style-name="L1">
        <text:list-item>
          <text:p text:style-name="P10"><text:span text:style-name="Strong_20_Emphasis">BRef-01</text:span>: Book, Bill Lubanovic; "Introducing Python: Modern Computing in Simple Packages"; <text:a xlink:type="simple" xlink:href="https://www.oreilly.com/library/view/introducing-python-2nd/9781492051374/" text:style-name="Internet_20_link" text:visited-style-name="Visited_20_Internet_20_Link">Available here</text:a> </text:p>
        </text:list-item>
        <text:list-item>
          <text:p text:style-name="P9"><text:span text:style-name="Strong_20_Emphasis">ORef-01</text:span>: Online Tutorial; Charles Severance; "Python for Everybody"; <text:a xlink:type="simple" xlink:href="https://books.trinket.io/pfe/index.html" text:style-name="Internet_20_link" text:visited-style-name="Visited_20_Internet_20_Link">Available here</text:a> </text:p>
        </text:list-item>
      </text:list>
      <text:h text:style-name="Heading_20_2" text:outline-level="2">Path:</text:h>
      <text:h text:style-name="P1" text:outline-level="3"><text:bookmark text:name="user-content-path"/>Step: Class and Object.</text:h>
      <text:h text:style-name="P2" text:outline-level="4"><text:bookmark text:name="user-content-step-class-and-object"/>Goals:</text:h>
      <text:p text:style-name="P3"><text:bookmark text:name="user-content-goals"/><text:span text:style-name="Source_20_Text">After taking this step, you will be able to:</text:span></text:p>
      <text:p text:style-name="Preformatted_20_Text"><text:span text:style-name="Source_20_Text"><text:s text:c="8"/>1. interpret and implement Python programs with Python objects and classes: defining a class, instantiating an object, attributes and methods, initializing and object.</text:span></text:p>
      <text:p text:style-name="P5"><text:span text:style-name="Source_20_Text"><text:s text:c="8"/>2. understand the concepts of namespace and scope in Python programs.</text:span></text:p>
      <text:h text:style-name="P6" text:outline-level="4">What to Learn?</text:h>
      <text:list text:style-name="L2">
        <text:list-item>
          <text:p text:style-name="P12"><text:bookmark text:name="user-content-what-to-learn"/>Using <text:span text:style-name="Strong_20_Emphasis">BRef-01: Chapter 10</text:span> answer and experiment the following questions: </text:p>
          <text:list>
            <text:list-item>
              <text:p text:style-name="P17">What is an Object in Python?</text:p>
              <text:p text:style-name="P16">An object represents real-life entities or concepts.</text:p>
            </text:list-item>
            <text:list-item>
              <text:p text:style-name="P13"><text:span text:style-name="T1">What is a class and how can you define a class in Python?</text:span> <text:span text:style-name="T1">Make an example.</text:span></text:p>
              <text:p text:style-name="P16">You can use the keyword “class”, followed by the class name.</text:p>
              <text:p text:style-name="P16">Conventionally, the “CamelCase” method is used to name classes.</text:p>
              <text:p text:style-name="P16">After the name, there is no parentheses.</text:p>
            </text:list-item>
            <text:list-item>
              <text:p text:style-name="P17">How can you create and use an object from a class? Experiment with examples.</text:p>
              <text:p text:style-name="P16">For example (object = Class(“attribute 1”, “attribute 2”])</text:p>
            </text:list-item>
            <text:list-item>
              <text:p text:style-name="P17">What are attributes? How they help programmers to encapsulate their data values?</text:p>
              <text:p text:style-name="P18">An attribute is a characteristic of such class. If a class is a person, an attribute would be <text:span text:style-name="T3">blood = “Red”. It’s true for every copy.</text:span></text:p>
            </text:list-item>
            <text:list-item>
              <text:p text:style-name="P13"><text:span text:style-name="T1">What is a method? Focus only on </text:span><text:span text:style-name="Emphasis"><text:span text:style-name="T1">instance methods</text:span></text:span><text:span text:style-name="T1">.</text:span></text:p>
              <text:p text:style-name="P19">A method, is a function for classes. These are defined inside of a class.</text:p>
            </text:list-item>
            <text:list-item>
              <text:p text:style-name="P11"><text:span text:style-name="T1">How can you initialize an instance (object)? Implement a class with </text:span><text:span text:style-name="Strong_20_Emphasis"><text:span text:style-name="T2">init</text:span></text:span><text:span text:style-name="T1"> method.</text:span></text:p>
              <text:p text:style-name="P14"><text:span text:style-name="T23">Instance = class(“attribute”, “attribute 2”)</text:span></text:p>
            </text:list-item>
          </text:list>
        </text:list-item>
      </text:list>
      <text:h text:style-name="P6" text:outline-level="4">Exercises:</text:h>
      <text:list text:style-name="L3">
        <text:list-item>
          <text:p text:style-name="P15"><text:bookmark text:name="user-content-exercises"/>Design at least ten different exercises of your own. They should improve understanding topics of this step. Share your exercises with your learning community and practice. </text:p>
        </text:list-item>
      </text:list>
      <text:p text:style-name="P7"># Creating a class</text:p>
      <text:p text:style-name="P7"><text:span text:style-name="T4">class</text:span><text:span text:style-name="T6"> </text:span><text:span text:style-name="T8">Car</text:span><text:span text:style-name="T10">:</text:span></text:p>
      <text:p text:style-name="P7"><text:span text:style-name="T6">    </text:span><text:span text:style-name="T4">def</text:span><text:span text:style-name="T6"> </text:span><text:span text:style-name="T4">__init__</text:span><text:span text:style-name="T12">(</text:span><text:span text:style-name="T6">self</text:span><text:span text:style-name="T10">,</text:span><text:span text:style-name="T6"> color</text:span><text:span text:style-name="T10">,</text:span><text:span text:style-name="T6"> make</text:span><text:span text:style-name="T10">,</text:span><text:span text:style-name="T6"> model</text:span><text:span text:style-name="T12">)</text:span><text:span text:style-name="T10">:</text:span></text:p>
      <text:p text:style-name="P7"><text:span text:style-name="T13">        </text:span><text:span text:style-name="T15">self</text:span><text:span text:style-name="T10">.</text:span><text:span text:style-name="T6">color</text:span><text:span text:style-name="T13"> </text:span><text:span text:style-name="T4">=</text:span><text:span text:style-name="T13"> color</text:span></text:p>
      <text:p text:style-name="P7"><text:span text:style-name="T13">        </text:span><text:span text:style-name="T15">self</text:span><text:span text:style-name="T10">.</text:span><text:span text:style-name="T6">make</text:span><text:span text:style-name="T13"> </text:span><text:span text:style-name="T4">=</text:span><text:span text:style-name="T13"> make</text:span></text:p>
      <text:p text:style-name="P8"><text:span text:style-name="T14">        </text:span><text:span text:style-name="T16">self</text:span><text:span text:style-name="T11">.</text:span><text:span text:style-name="T7">model</text:span><text:span text:style-name="T14"> </text:span><text:span text:style-name="T5">=</text:span><text:span text:style-name="T14"> model</text:span></text:p>
      <text:p text:style-name="P7"><text:span text:style-name="T6">    </text:span><text:span text:style-name="T4">def</text:span><text:span text:style-name="T6"> </text:span><text:span text:style-name="T8">start_engine</text:span><text:span text:style-name="T12">(</text:span><text:span text:style-name="T6">self</text:span><text:span text:style-name="T12">)</text:span><text:span text:style-name="T10">:</text:span></text:p>
      <text:p text:style-name="P8"><text:span text:style-name="T14">        </text:span><text:span text:style-name="T9">print</text:span><text:span text:style-name="T11">(</text:span><text:span text:style-name="T5">f</text:span><text:span text:style-name="T18">"Start the </text:span><text:span text:style-name="T20">{</text:span><text:span text:style-name="T16">self</text:span><text:span text:style-name="T11">.</text:span><text:span text:style-name="T7">color</text:span><text:span text:style-name="T20">}</text:span><text:span text:style-name="T18"> </text:span><text:span text:style-name="T20">{</text:span><text:span text:style-name="T16">self</text:span><text:span text:style-name="T11">.</text:span><text:span text:style-name="T7">make</text:span><text:span text:style-name="T20">}</text:span><text:span text:style-name="T18"> </text:span><text:span text:style-name="T20">{</text:span><text:span text:style-name="T16">self</text:span><text:span text:style-name="T11">.</text:span><text:span text:style-name="T7">model</text:span><text:span text:style-name="T20">}</text:span><text:span text:style-name="T18"> engine."</text:span><text:span text:style-name="T11">)</text:span></text:p>
      <text:p text:style-name="P7"># Creating an instance</text:p>
      <text:p text:style-name="P7"><text:span text:style-name="T13">my_car </text:span><text:span text:style-name="T4">=</text:span><text:span text:style-name="T13"> </text:span><text:span text:style-name="T8">Car</text:span><text:span text:style-name="T10">(</text:span><text:span text:style-name="T21">"</text:span><text:span text:style-name="T17">Red</text:span><text:span text:style-name="T21">"</text:span><text:span text:style-name="T10">,</text:span><text:span text:style-name="T6"> </text:span><text:span text:style-name="T21">"</text:span><text:span text:style-name="T17">Toyota</text:span><text:span text:style-name="T21">"</text:span><text:span text:style-name="T10">,</text:span><text:span text:style-name="T6"> </text:span><text:span text:style-name="T21">"</text:span><text:span text:style-name="T17">Yaris</text:span><text:span text:style-name="T21">"</text:span><text:span text:style-name="T10">)</text:span></text:p>
      <text:p text:style-name="P8"><text:span text:style-name="T14">your_car </text:span><text:span text:style-name="T5">=</text:span><text:span text:style-name="T14"> </text:span><text:span text:style-name="T9">Car</text:span><text:span text:style-name="T11">(</text:span><text:span text:style-name="T22">"</text:span><text:span text:style-name="T18">Black</text:span><text:span text:style-name="T22">"</text:span><text:span text:style-name="T11">,</text:span><text:span text:style-name="T7"> </text:span><text:span text:style-name="T22">"</text:span><text:span text:style-name="T18">Ferrari</text:span><text:span text:style-name="T22">"</text:span><text:span text:style-name="T11">,</text:span><text:span text:style-name="T7"> </text:span><text:span text:style-name="T22">"</text:span><text:span text:style-name="T18">Roma</text:span><text:span text:style-name="T22">"</text:span><text:span text:style-name="T11">)</text:span></text:p>
      <text:p text:style-name="P7"><text:span text:style-name="T8">print</text:span><text:span text:style-name="T10">(</text:span><text:span text:style-name="T6">my_car</text:span><text:span text:style-name="T10">.</text:span><text:span text:style-name="T8">start_engine</text:span><text:span text:style-name="T10">())</text:span></text:p>
      <text:p text:style-name="P8"><text:span text:style-name="T9">print</text:span><text:span text:style-name="T11">(</text:span><text:span text:style-name="T7">your_car</text:span><text:span text:style-name="T11">.</text:span><text:span text:style-name="T9">start_engine</text:span><text:span text:style-name="T11">())</text:span></text:p>
      <text:p text:style-name="P7"><text:span text:style-name="T4">class</text:span><text:span text:style-name="T6"> </text:span><text:span text:style-name="T8">Rectangle</text:span><text:span text:style-name="T10">:</text:span></text:p>
      <text:p text:style-name="P7"><text:span text:style-name="T6">    </text:span><text:span text:style-name="T4">def</text:span><text:span text:style-name="T6"> </text:span><text:span text:style-name="T4">__init__</text:span><text:span text:style-name="T12">(</text:span><text:span text:style-name="T6">self</text:span><text:span text:style-name="T10">,</text:span><text:span text:style-name="T6"> length</text:span><text:span text:style-name="T10">,</text:span><text:span text:style-name="T6"> width</text:span><text:span text:style-name="T12">)</text:span><text:span text:style-name="T10">:</text:span></text:p>
      <text:p text:style-name="P7"><text:span text:style-name="T13">        </text:span><text:span text:style-name="T15">self</text:span><text:span text:style-name="T10">.</text:span><text:span text:style-name="T6">lenght</text:span><text:span text:style-name="T13"> </text:span><text:span text:style-name="T4">=</text:span><text:span text:style-name="T13"> length</text:span></text:p>
      <text:p text:style-name="P8"><text:span text:style-name="T14">        </text:span><text:span text:style-name="T16">self</text:span><text:span text:style-name="T11">.</text:span><text:span text:style-name="T7">width</text:span><text:span text:style-name="T14"> </text:span><text:span text:style-name="T5">=</text:span><text:span text:style-name="T14"> width</text:span></text:p>
      <text:p text:style-name="P7"><text:span text:style-name="T6">    </text:span><text:span text:style-name="T4">def</text:span><text:span text:style-name="T6"> </text:span><text:span text:style-name="T8">area</text:span><text:span text:style-name="T12">(</text:span><text:span text:style-name="T6">self</text:span><text:span text:style-name="T12">)</text:span><text:span text:style-name="T10">:</text:span></text:p>
      <text:p text:style-name="P7"><text:span text:style-name="T13">        area </text:span><text:span text:style-name="T4">=</text:span><text:span text:style-name="T13"> </text:span><text:span text:style-name="T15">self</text:span><text:span text:style-name="T10">.</text:span><text:span text:style-name="T6">lenght</text:span><text:span text:style-name="T13"> </text:span><text:span text:style-name="T4">*</text:span><text:span text:style-name="T13"> </text:span><text:span text:style-name="T15">self</text:span><text:span text:style-name="T10">.</text:span><text:span text:style-name="T6">width</text:span></text:p>
      <text:p text:style-name="P8"><text:span text:style-name="T14">        </text:span><text:span text:style-name="T5">return</text:span><text:span text:style-name="T14"> area</text:span></text:p>
      <text:p text:style-name="P7"><text:span text:style-name="T6">    </text:span><text:span text:style-name="T4">def</text:span><text:span text:style-name="T6"> </text:span><text:span text:style-name="T8">perimeter</text:span><text:span text:style-name="T12">(</text:span><text:span text:style-name="T6">self</text:span><text:span text:style-name="T12">)</text:span><text:span text:style-name="T10">:</text:span></text:p>
      <text:p text:style-name="P7"><text:span text:style-name="T13">        perimeter </text:span><text:span text:style-name="T4">=</text:span><text:span text:style-name="T13"> </text:span><text:span text:style-name="T10">(</text:span><text:span text:style-name="T15">self</text:span><text:span text:style-name="T10">.</text:span><text:span text:style-name="T6">lenght</text:span><text:span text:style-name="T13"> </text:span><text:span text:style-name="T4">*</text:span><text:span text:style-name="T13"> </text:span><text:span text:style-name="T19">2</text:span><text:span text:style-name="T10">)</text:span><text:span text:style-name="T13"> </text:span><text:span text:style-name="T4">+</text:span><text:span text:style-name="T13"> </text:span><text:span text:style-name="T10">(</text:span><text:span text:style-name="T15">self</text:span><text:span text:style-name="T10">.</text:span><text:span text:style-name="T6">width</text:span><text:span text:style-name="T13"> </text:span><text:span text:style-name="T4">*</text:span><text:span text:style-name="T13"> </text:span><text:span text:style-name="T19">2</text:span><text:span text:style-name="T10">)</text:span></text:p>
      <text:p text:style-name="P8"><text:span text:style-name="T14">        </text:span><text:span text:style-name="T5">return</text:span><text:span text:style-name="T14"> perimeter</text:span></text:p>
      <text:p text:style-name="P7"><text:span text:style-name="T13">rectangle_1 </text:span><text:span text:style-name="T4">=</text:span><text:span text:style-name="T13"> </text:span><text:span text:style-name="T8">Rectangle</text:span><text:span text:style-name="T10">(</text:span><text:span text:style-name="T19">4</text:span><text:span text:style-name="T10">,</text:span><text:span text:style-name="T6"> </text:span><text:span text:style-name="T19">2</text:span><text:span text:style-name="T10">)</text:span></text:p>
      <text:p text:style-name="P7"><text:span text:style-name="T8">print</text:span><text:span text:style-name="T10">(</text:span><text:span text:style-name="T6">rectangle_1</text:span><text:span text:style-name="T10">.</text:span><text:span text:style-name="T8">area</text:span><text:span text:style-name="T10">())</text:span></text:p>
      <text:p text:style-name="P8"><text:span text:style-name="T9">print</text:span><text:span text:style-name="T11">(</text:span><text:span text:style-name="T7">rectangle_1</text:span><text:span text:style-name="T11">.</text:span><text:span text:style-name="T9">perimeter</text:span><text:span text:style-name="T11">())</text:span></text:p>
      <text:p text:style-name="P7"><text:span text:style-name="T4">class</text:span><text:span text:style-name="T6"> </text:span><text:span text:style-name="T8">BankAccount</text:span><text:span text:style-name="T10">:</text:span></text:p>
      <text:p text:style-name="P7"><text:span text:style-name="T6">    </text:span><text:span text:style-name="T4">def</text:span><text:span text:style-name="T6"> </text:span><text:span text:style-name="T4">__init__</text:span><text:span text:style-name="T12">(</text:span><text:span text:style-name="T6">self</text:span><text:span text:style-name="T10">,</text:span><text:span text:style-name="T6"> balance</text:span><text:span text:style-name="T12">)</text:span><text:span text:style-name="T10">:</text:span></text:p>
      <text:p text:style-name="P8"><text:span text:style-name="T14">        </text:span><text:span text:style-name="T16">self</text:span><text:span text:style-name="T11">.</text:span><text:span text:style-name="T7">balance</text:span><text:span text:style-name="T14"> </text:span><text:span text:style-name="T5">=</text:span><text:span text:style-name="T14"> balance</text:span></text:p>
      <text:p text:style-name="P7"><text:span text:style-name="T6">    </text:span><text:span text:style-name="T4">def</text:span><text:span text:style-name="T6"> </text:span><text:span text:style-name="T8">deposit</text:span><text:span text:style-name="T12">(</text:span><text:span text:style-name="T6">self</text:span><text:span text:style-name="T10">,</text:span><text:span text:style-name="T6"> amount</text:span><text:span text:style-name="T12">)</text:span><text:span text:style-name="T10">:</text:span></text:p>
      <text:p text:style-name="P8"><text:span text:style-name="T14">        </text:span><text:span text:style-name="T16">self</text:span><text:span text:style-name="T11">.</text:span><text:span text:style-name="T7">balance</text:span><text:span text:style-name="T14"> </text:span><text:span text:style-name="T5">+=</text:span><text:span text:style-name="T14"> amount</text:span></text:p>
      <text:p text:style-name="P7"><text:span text:style-name="T6">    </text:span><text:span text:style-name="T4">def</text:span><text:span text:style-name="T6"> </text:span><text:span text:style-name="T8">withdraw</text:span><text:span text:style-name="T12">(</text:span><text:span text:style-name="T6">self</text:span><text:span text:style-name="T10">,</text:span><text:span text:style-name="T6"> amount</text:span><text:span text:style-name="T12">)</text:span><text:span text:style-name="T10">:</text:span></text:p>
      <text:p text:style-name="P8"><text:span text:style-name="T14">        </text:span><text:span text:style-name="T16">self</text:span><text:span text:style-name="T11">.</text:span><text:span text:style-name="T7">balance</text:span><text:span text:style-name="T14"> </text:span><text:span text:style-name="T5">-=</text:span><text:span text:style-name="T14"> amount</text:span></text:p>
      <text:p text:style-name="P7"><text:span text:style-name="T6">    </text:span><text:span text:style-name="T4">def</text:span><text:span text:style-name="T6"> </text:span><text:span text:style-name="T8">get_balance</text:span><text:span text:style-name="T12">(</text:span><text:span text:style-name="T6">self</text:span><text:span text:style-name="T12">)</text:span><text:span text:style-name="T10">:</text:span></text:p>
      <text:p text:style-name="P8"><text:span text:style-name="T14">        </text:span><text:span text:style-name="T5">return</text:span><text:span text:style-name="T14"> </text:span><text:span text:style-name="T16">self</text:span><text:span text:style-name="T11">.</text:span><text:span text:style-name="T7">balance</text:span></text:p>
      <text:p text:style-name="P7"><text:span text:style-name="T13">poor_dad </text:span><text:span text:style-name="T4">=</text:span><text:span text:style-name="T13"> </text:span><text:span text:style-name="T8">BankAccount</text:span><text:span text:style-name="T10">(</text:span><text:span text:style-name="T19">2000.0</text:span><text:span text:style-name="T10">)</text:span></text:p>
      <text:p text:style-name="P7"><text:span text:style-name="T13">poor_dad</text:span><text:span text:style-name="T10">.</text:span><text:span text:style-name="T8">deposit</text:span><text:span text:style-name="T10">(</text:span><text:span text:style-name="T19">1000</text:span><text:span text:style-name="T10">)</text:span></text:p>
      <text:p text:style-name="P7"><text:span text:style-name="T13">poor_dad</text:span><text:span text:style-name="T10">.</text:span><text:span text:style-name="T8">deposit</text:span><text:span text:style-name="T10">(</text:span><text:span text:style-name="T19">299</text:span><text:span text:style-name="T10">)</text:span></text:p>
      <text:p text:style-name="P7"><text:span text:style-name="T13">poor_dad</text:span><text:span text:style-name="T10">.</text:span><text:span text:style-name="T8">withdraw</text:span><text:span text:style-name="T10">(</text:span><text:span text:style-name="T19">5000</text:span><text:span text:style-name="T10">)</text:span></text:p>
      <text:p text:style-name="P7"><text:span text:style-name="T8">print</text:span><text:span text:style-name="T10">(</text:span><text:span text:style-name="T6">poor_dad</text:span><text:span text:style-name="T10">.</text:span><text:span text:style-name="T8">get_balance</text:span><text:span text:style-name="T10">())</text:span></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nsolas" svg:font-family="Consolas" style:font-family-generic="modern" style:font-pitch="fixed"/>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09T10:12:19.189000000</meta:creation-date>
    <dc:date>2024-04-09T12:04:31.099000000</dc:date>
    <meta:editing-duration>PT48M13S</meta:editing-duration>
    <meta:editing-cycles>2</meta:editing-cycles>
    <meta:generator>LibreOffice/24.2.1.2$Windows_X86_64 LibreOffice_project/db4def46b0453cc22e2d0305797cf981b68ef5ac</meta:generator>
    <meta:document-statistic meta:table-count="0" meta:image-count="0" meta:object-count="0" meta:page-count="3" meta:paragraph-count="71" meta:word-count="491" meta:character-count="3476" meta:non-whitespace-character-count="2898"/>
  </office:meta>
</office:document-meta>
</file>